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4cm" fo:min-width="4.082cm"/>
    </style:style>
    <style:style style:name="gr2" style:family="graphic" style:parent-style-name="standard">
      <style:graphic-properties draw:textarea-horizontal-align="justify" draw:textarea-vertical-align="middle" draw:auto-grow-height="false" fo:min-height="1.465cm" fo:min-width="1.786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5" style:family="graphic" style:parent-style-name="standard">
      <style:graphic-properties draw:textarea-horizontal-align="justify" draw:textarea-vertical-align="middle" draw:auto-grow-height="false" fo:min-height="1.27cm" fo:min-width="4.082cm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gr7" style:family="graphic" style:parent-style-name="standard">
      <style:graphic-properties draw:textarea-horizontal-align="justify" draw:textarea-vertical-align="middle" draw:auto-grow-height="false" fo:min-height="1.281cm" fo:min-width="3.819cm"/>
    </style:style>
    <style:style style:name="gr8" style:family="graphic" style:parent-style-name="standard">
      <style:graphic-properties draw:textarea-horizontal-align="justify" draw:textarea-vertical-align="middle" draw:auto-grow-height="false" fo:min-height="1.909cm" fo:min-width="3.8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2.032cm" draw:transform="skewX (0.00191986217719376) rotate (0.00191986217719376) translate (2.652cm 2.018cm)">
          <text:p text:style-name="P1"><text:span text:style-name="T1">Initializ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4.572cm" svg:height="3.429cm" svg:x="2.906cm" svg:y="4.939cm">
          <text:p text:style-name="P1"><text:span text:style-name="T1">Abort Te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5.192cm" svg:y1="4.045cm" svg:x2="5.192cm" svg:y2="4.939cm" draw:start-shape="id1" draw:start-glue-point="6" draw:end-shape="id2" draw:end-glue-point="4" svg:d="M5192 4045v894" svg:viewBox="0 0 1 895">
          <text:p/>
        </draw:connector>
        <draw:custom-shape draw:style-name="gr4" draw:text-style-name="P2" xml:id="id3" draw:id="id3" draw:layer="layout" svg:width="4.318cm" svg:height="2.032cm" svg:x="3.033cm" svg:y="9.13cm">
          <text:p text:style-name="P1"><text:span text:style-name="T1">mq_receive(data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192cm" svg:y1="8.368cm" svg:x2="5.192cm" svg:y2="9.13cm" draw:start-shape="id2" draw:start-glue-point="6" draw:end-shape="id3" draw:end-glue-point="0" svg:d="M5192 8368v762" svg:viewBox="0 0 1 763">
          <text:p/>
        </draw:connector>
        <draw:custom-shape draw:style-name="gr4" draw:text-style-name="P2" xml:id="id4" draw:id="id4" draw:layer="layout" svg:width="4.318cm" svg:height="2.032cm" svg:x="3.033cm" svg:y="12.051cm">
          <text:p text:style-name="P1"><text:span text:style-name="T1">create_image(data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192cm" svg:y1="11.162cm" svg:x2="5.192cm" svg:y2="12.051cm" draw:start-shape="id3" draw:start-glue-point="2" draw:end-shape="id4" draw:end-glue-point="0" svg:d="M5192 11162v889" svg:viewBox="0 0 1 890">
          <text:p/>
        </draw:connector>
        <draw:custom-shape draw:style-name="gr4" draw:text-style-name="P2" xml:id="id5" draw:id="id5" draw:layer="layout" svg:width="4.318cm" svg:height="2.032cm" svg:x="3.032cm" svg:y="14.97cm">
          <text:p text:style-name="P1"><text:span text:style-name="T1">get_timestamp(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192cm" svg:y1="14.083cm" svg:x2="5.191cm" svg:y2="14.97cm" draw:start-shape="id4" draw:start-glue-point="2" draw:end-shape="id5" draw:end-glue-point="0" svg:d="M5192 14083v444h-1v443" svg:viewBox="0 0 2 888">
          <text:p/>
        </draw:connector>
        <draw:custom-shape draw:style-name="gr5" draw:text-style-name="P2" xml:id="id6" draw:id="id6" draw:layer="layout" svg:width="5.08cm" svg:height="2.154cm" draw:transform="skewX (0.00191986217719376) rotate (0.00191986217719376) translate (9.002cm 5.579cm)">
          <text:p text:style-name="P1"><text:span text:style-name="T1">Destro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svg:x1="7.478cm" svg:y1="6.654cm" svg:x2="9.002cm" svg:y2="6.655cm" draw:start-shape="id2" draw:start-glue-point="7" draw:end-shape="id6" draw:end-glue-point="5" svg:d="M7478 6654h763v1h761" svg:viewBox="0 0 1525 2">
          <text:p/>
        </draw:connector>
        <draw:frame draw:style-name="gr6" draw:text-style-name="P3" draw:layer="layout" svg:width="1.397cm" svg:height="0.725cm" svg:x="7.478cm" svg:y="5.611cm">
          <draw:text-box>
            <text:p><text:span text:style-name="T1">Yes</text:span></text:p>
          </draw:text-box>
        </draw:frame>
        <draw:frame draw:style-name="gr6" draw:text-style-name="P3" draw:layer="layout" svg:width="1.397cm" svg:height="0.725cm" svg:x="5.573cm" svg:y="8.278cm">
          <draw:text-box>
            <text:p><text:span text:style-name="T1">No</text:span></text:p>
          </draw:text-box>
        </draw:frame>
        <draw:custom-shape draw:style-name="gr7" draw:text-style-name="P2" xml:id="id7" draw:id="id7" draw:layer="layout" svg:width="4.318cm" svg:height="1.905cm" svg:x="3.032cm" svg:y="17.891cm">
          <text:p text:style-name="P1"><text:span text:style-name="T1">write_ppm(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svg:x1="5.191cm" svg:y1="17.002cm" svg:x2="5.191cm" svg:y2="17.891cm" draw:start-shape="id5" draw:start-glue-point="2" draw:end-shape="id7" draw:end-glue-point="4" svg:d="M5191 17002v889" svg:viewBox="0 0 1 890">
          <text:p/>
        </draw:connector>
        <draw:custom-shape draw:style-name="gr2" draw:text-style-name="P2" xml:id="id8" draw:id="id8" draw:layer="layout" svg:width="4.572cm" svg:height="3.429cm" svg:x="2.905cm" svg:y="20.431cm">
          <text:p text:style-name="P1"><text:span text:style-name="T1">Fr</text:span><text:span text:style-name="T1">a</text:span><text:span text:style-name="T1">m</text:span><text:span text:style-name="T1">es </text:span><text:span text:style-name="T1">&gt; </text:span><text:span text:style-name="T1">20</text:span><text:span text:style-name="T1">0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5.191cm" svg:y1="19.684cm" svg:x2="5.191cm" svg:y2="20.431cm" draw:start-shape="id7" draw:start-glue-point="6" draw:end-shape="id8" draw:end-glue-point="4" svg:d="M5191 19684v747" svg:viewBox="0 0 1 748">
          <text:p/>
        </draw:connector>
        <draw:custom-shape draw:style-name="gr8" draw:text-style-name="P2" xml:id="id9" draw:id="id9" draw:layer="layout" svg:width="4.318cm" svg:height="2.159cm" svg:x="8.62cm" svg:y="21.066cm">
          <text:p text:style-name="P1"><text:span text:style-name="T1">unli</text:span><text:span text:style-name="T1">nk(o</text:span><text:span text:style-name="T1">ldes</text:span><text:span text:style-name="T1">t_fil</text:span><text:span text:style-name="T1">e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477cm" svg:y1="22.146cm" svg:x2="8.62cm" svg:y2="22.145cm" draw:start-shape="id8" draw:start-glue-point="7" draw:end-shape="id9" draw:end-glue-point="3" svg:d="M7477 22146h572v-1h571" svg:viewBox="0 0 1144 2">
          <text:p/>
        </draw:connector>
        <draw:connector draw:style-name="gr3" draw:text-style-name="P1" draw:layer="layout" draw:line-skew="0cm -0.769cm" svg:x1="5.191cm" svg:y1="23.86cm" svg:x2="2.906cm" svg:y2="6.654cm" draw:start-shape="id8" draw:start-glue-point="6" draw:end-shape="id2" draw:end-glue-point="5" svg:d="M5191 23860v501h-3556v-17707h1271" svg:viewBox="0 0 3557 17708">
          <text:p/>
        </draw:connector>
        <draw:connector draw:style-name="gr3" draw:text-style-name="P1" draw:layer="layout" svg:x1="10.779cm" svg:y1="23.225cm" svg:x2="5.191cm" svg:y2="23.86cm" draw:start-shape="id9" draw:start-glue-point="2" draw:end-shape="id8" draw:end-glue-point="6" svg:d="M10779 23225v1136h-5588v-501" svg:viewBox="0 0 5589 11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20:29:30.200907528</meta:creation-date>
    <dc:date>2017-08-08T20:41:18.780165003</dc:date>
    <meta:editing-duration>PT11M47S</meta:editing-duration>
    <meta:editing-cycles>3</meta:editing-cycles>
    <meta:generator>LibreOffice/5.1.6.2$Linux_X86_64 LibreOffice_project/10m0$Build-2</meta:generator>
    <meta:document-statistic meta:object-count="21"/>
  </office:meta>
</office:document-meta>
</file>